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5">
            <text:p>23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15">
            <text:p>31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08">
            <text:p>608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12">
            <text:p>21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45">
            <text:p>34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0">
            <text:p>2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06">
            <text:p>20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74">
            <text:p>1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38">
            <text:p>338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3">
            <text:p>14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5">
            <text:p>34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07">
            <text:p>30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54">
            <text:p>15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31">
            <text:p>2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73">
            <text:p>77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8">
            <text:p>218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5">
            <text:p>8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880">
            <text:p>2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On_campus" style:display-name="PageStyle_Disciplinary_Action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